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8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5.052cm"/>
    </style:style>
    <style:style style:name="co4" style:family="table-column">
      <style:table-column-properties fo:break-before="auto" style:column-width="5.299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807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5.435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4.561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1.289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48cm"/>
    </style:style>
    <style:style style:name="co20" style:family="table-column">
      <style:table-column-properties fo:break-before="auto" style:column-width="5.08cm"/>
    </style:style>
    <style:style style:name="co21" style:family="table-column">
      <style:table-column-properties fo:break-before="auto" style:column-width="4.316cm"/>
    </style:style>
    <style:style style:name="co22" style:family="table-column">
      <style:table-column-properties fo:break-before="auto" style:column-width="4.697cm"/>
    </style:style>
    <style:style style:name="co23" style:family="table-column">
      <style:table-column-properties fo:break-before="auto" style:column-width="4.3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ext-properties fo:color="#00a933"/>
    </style:style>
    <style:style style:name="ce8" style:family="table-cell" style:parent-style-name="Default" style:data-style-name="N0">
      <style:text-properties fo:color="#ce181e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33" style:family="table-cell" style:parent-style-name="Default" style:data-style-name="N0">
      <style:table-cell-properties fo:background-color="transparent"/>
      <style:text-properties fo:color="#00b050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a933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4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0">
      <style:table-cell-properties fo:background-color="transparent"/>
      <style:text-properties style:font-name="Calibri1" fo:font-size="11pt" style:font-name-asian="Calibri1" style:font-size-asian="11pt" style:font-name-complex="Calibri1" style:font-size-complex="11pt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0">
      <style:table-cell-properties fo:background-color="transparent"/>
      <style:text-properties fo:color="#00a933"/>
    </style:style>
    <style:style style:name="ce65" style:family="table-cell" style:parent-style-name="Default">
      <style:table-cell-properties fo:background-color="transparent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ext-properties fo:color="#00a933"/>
    </style:style>
    <style:style style:name="ce86" style:family="table-cell" style:parent-style-name="Default" style:data-style-name="N0">
      <style:text-properties fo:color="#ce181e"/>
    </style:style>
    <style:style style:name="ce87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ext-properties style:font-name="Calibri1" fo:font-size="11pt" style:font-name-asian="Calibri1" style:font-size-asian="11pt" style:font-name-complex="Calibri1" style:font-size-complex="11pt"/>
    </style:style>
    <style:style style:name="ce91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97" style:family="table-cell" style:parent-style-name="Default" style:data-style-name="N0">
      <style:table-cell-properties fo:background-color="transparent"/>
      <style:text-properties fo:color="#00b050"/>
    </style:style>
    <style:style style:name="ce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a933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/>
    </style:style>
    <style:style style:name="ce10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04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ackground-color="transparent"/>
      <style:text-properties style:font-name="Calibri1" fo:font-size="11pt" style:font-name-asian="Calibri1" style:font-size-asian="11pt" style:font-name-complex="Calibri1" style:font-size-complex="11pt"/>
    </style:style>
    <style:style style:name="ce10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0">
      <style:table-cell-properties fo:background-color="transparent"/>
      <style:text-properties fo:color="#00a933"/>
    </style:style>
    <style:style style:name="ce110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b050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a933"/>
    </style:style>
    <style:style style:name="ce7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1" fo:font-size="11pt" style:font-name-asian="Calibri1" style:font-size-asian="11pt" style:font-name-complex="Calibri1" style:font-size-complex="11pt"/>
    </style:style>
    <style:style style:name="ce7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0">
      <style:text-properties fo:color="#00a933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_lr" table:style-name="ta1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number-columns-repeated="1016" table:default-cell-style-name="ce84"/>
        <table:table-row table:style-name="ro1">
          <table:table-cell table:style-name="ce73" office:value-type="string" calcext:value-type="string">
            <text:p>LR</text:p>
          </table:table-cell>
          <table:table-cell table:style-name="ce73" office:value-type="string" calcext:value-type="string">
            <text:p>Test accuracy (before)</text:p>
          </table:table-cell>
          <table:table-cell table:style-name="ce73" office:value-type="string" calcext:value-type="string">
            <text:p>Test accuracy (after)</text:p>
          </table:table-cell>
          <table:table-cell table:style-name="ce73" office:value-type="string" calcext:value-type="string">
            <text:p>Sparsity rate (before)</text:p>
          </table:table-cell>
          <table:table-cell table:style-name="ce73" office:value-type="string" calcext:value-type="string">
            <text:p>Sparsity rate (after)</text:p>
          </table:table-cell>
          <table:table-cell table:style-name="ce73" office:value-type="string" calcext:value-type="string">
            <text:p>L2-Norms</text:p>
          </table:table-cell>
          <table:table-cell table:style-name="ce73" office:value-type="string" calcext:value-type="string">
            <text:p>diff_accuracy</text:p>
          </table:table-cell>
          <table:table-cell table:style-name="ce73" office:value-type="string" calcext:value-type="string">
            <text:p>diff_sparsity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1" calcext:value-type="float">
            <text:p>0.0001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25716305410691" calcext:value-type="float">
            <text:p>0.625716305410691</text:p>
          </table:table-cell>
          <table:table-cell table:style-name="ce88" office:value-type="float" office:value="0.000171664681086258" calcext:value-type="float">
            <text:p>0.000171664681086</text:p>
          </table:table-cell>
          <table:table-cell table:style-name="ce89" table:formula="of:=[.B2]-[.C2]" office:value-type="float" office:value="0" calcext:value-type="float">
            <text:p>0.00000</text:p>
          </table:table-cell>
          <table:table-cell table:style-name="ce91" table:formula="of:=[.D2]-[.E2]" office:value-type="float" office:value="0.00465371577574969" calcext:value-type="float">
            <text:p>0.004653715775750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2" calcext:value-type="float">
            <text:p>0.0002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22458515319426" calcext:value-type="float">
            <text:p>0.622458515319426</text:p>
          </table:table-cell>
          <table:table-cell table:style-name="ce88" office:value-type="float" office:value="0.000345220865040028" calcext:value-type="float">
            <text:p>0.000345220865040</text:p>
          </table:table-cell>
          <table:table-cell table:style-name="ce89" table:formula="of:=[.B3]-[.C3]" office:value-type="float" office:value="0" calcext:value-type="float">
            <text:p>0.00000</text:p>
          </table:table-cell>
          <table:table-cell table:style-name="ce91" table:formula="of:=[.D3]-[.E3]" office:value-type="float" office:value="0.00791150586701439" calcext:value-type="float">
            <text:p>0.007911505867014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4" calcext:value-type="float">
            <text:p>0.0004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15397335397653" calcext:value-type="float">
            <text:p>0.615397335397653</text:p>
          </table:table-cell>
          <table:table-cell table:style-name="ce88" office:value-type="float" office:value="0.000693591041784384" calcext:value-type="float">
            <text:p>0.000693591041784</text:p>
          </table:table-cell>
          <table:table-cell table:style-name="ce89" table:formula="of:=[.B4]-[.C4]" office:value-type="float" office:value="0" calcext:value-type="float">
            <text:p>0.00000</text:p>
          </table:table-cell>
          <table:table-cell table:style-name="ce91" table:formula="of:=[.D4]-[.E4]" office:value-type="float" office:value="0.0149726857887875" calcext:value-type="float">
            <text:p>0.014972685788788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5" calcext:value-type="float">
            <text:p>0.000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13299608865711" calcext:value-type="float">
            <text:p>0.613299608865711</text:p>
          </table:table-cell>
          <table:table-cell table:style-name="ce88" office:value-type="float" office:value="0.000868714999008807" calcext:value-type="float">
            <text:p>0.000868714999009</text:p>
          </table:table-cell>
          <table:table-cell table:style-name="ce89" table:formula="of:=[.B5]-[.C5]" office:value-type="float" office:value="0" calcext:value-type="float">
            <text:p>0.00000</text:p>
          </table:table-cell>
          <table:table-cell table:style-name="ce91" table:formula="of:=[.D5]-[.E5]" office:value-type="float" office:value="0.0170704123207301" calcext:value-type="float">
            <text:p>0.017070412320730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6" calcext:value-type="float">
            <text:p>0.0006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11632333767927" calcext:value-type="float">
            <text:p>0.611632333767927</text:p>
          </table:table-cell>
          <table:table-cell table:style-name="ce88" office:value-type="float" office:value="0.0010447035133373" calcext:value-type="float">
            <text:p>0.001044703513337</text:p>
          </table:table-cell>
          <table:table-cell table:style-name="ce89" table:formula="of:=[.B6]-[.C6]" office:value-type="float" office:value="0" calcext:value-type="float">
            <text:p>0.00000</text:p>
          </table:table-cell>
          <table:table-cell table:style-name="ce91" table:formula="of:=[.D6]-[.E6]" office:value-type="float" office:value="0.0187376874185137" calcext:value-type="float">
            <text:p>0.018737687418514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8" calcext:value-type="float">
            <text:p>0.0008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07981795958279" calcext:value-type="float">
            <text:p>0.607981795958279</text:p>
          </table:table-cell>
          <table:table-cell table:style-name="ce88" office:value-type="float" office:value="0.00139579746192321" calcext:value-type="float">
            <text:p>0.001395797461923</text:p>
          </table:table-cell>
          <table:table-cell table:style-name="ce89" table:formula="of:=[.B7]-[.C7]" office:value-type="float" office:value="0" calcext:value-type="float">
            <text:p>0.00000</text:p>
          </table:table-cell>
          <table:table-cell table:style-name="ce91" table:formula="of:=[.D7]-[.E7]" office:value-type="float" office:value="0.0223882252281617" calcext:value-type="float">
            <text:p>0.022388225228162</text:p>
          </table:table-cell>
          <table:table-cell table:number-columns-repeated="1016"/>
        </table:table-row>
        <table:table-row table:style-name="ro1">
          <table:table-cell table:style-name="ce74" office:value-type="float" office:value="0.0009" calcext:value-type="float">
            <text:p>0.0009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06386970338983" calcext:value-type="float">
            <text:p>0.606386970338983</text:p>
          </table:table-cell>
          <table:table-cell table:style-name="ce88" office:value-type="float" office:value="0.00157001943455543" calcext:value-type="float">
            <text:p>0.001570019434555</text:p>
          </table:table-cell>
          <table:table-cell table:style-name="ce89" table:formula="of:=[.B8]-[.C8]" office:value-type="float" office:value="0" calcext:value-type="float">
            <text:p>0.00000</text:p>
          </table:table-cell>
          <table:table-cell table:style-name="ce91" table:formula="of:=[.D8]-[.E8]" office:value-type="float" office:value="0.0239830508474577" calcext:value-type="float">
            <text:p>0.023983050847458</text:p>
          </table:table-cell>
          <table:table-cell table:number-columns-repeated="1016"/>
        </table:table-row>
        <table:table-row table:style-name="ro1">
          <table:table-cell table:style-name="ce74" office:value-type="float" office:value="0.001" calcext:value-type="float">
            <text:p>0.001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604141419491525" calcext:value-type="float">
            <text:p>0.604141419491525</text:p>
          </table:table-cell>
          <table:table-cell table:style-name="ce88" office:value-type="float" office:value="0.00174181701136404" calcext:value-type="float">
            <text:p>0.001741817011364</text:p>
          </table:table-cell>
          <table:table-cell table:style-name="ce89" table:formula="of:=[.B9]-[.C9]" office:value-type="float" office:value="0" calcext:value-type="float">
            <text:p>0.00000</text:p>
          </table:table-cell>
          <table:table-cell table:style-name="ce91" table:formula="of:=[.D9]-[.E9]" office:value-type="float" office:value="0.0262286016949153" calcext:value-type="float">
            <text:p>0.026228601694915</text:p>
          </table:table-cell>
          <table:table-cell table:number-columns-repeated="1016"/>
        </table:table-row>
        <table:table-row table:style-name="ro1">
          <table:table-cell table:style-name="ce74" office:value-type="float" office:value="0.002" calcext:value-type="float">
            <text:p>0.002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567788811929596" calcext:value-type="float">
            <text:p>0.567788811929596</text:p>
          </table:table-cell>
          <table:table-cell table:style-name="ce88" office:value-type="float" office:value="0.00337951896939194" calcext:value-type="float">
            <text:p>0.003379518969392</text:p>
          </table:table-cell>
          <table:table-cell table:style-name="ce89" table:formula="of:=[.B10]-[.C10]" office:value-type="float" office:value="0" calcext:value-type="float">
            <text:p>0.00000</text:p>
          </table:table-cell>
          <table:table-cell table:style-name="ce91" table:formula="of:=[.D10]-[.E10]" office:value-type="float" office:value="0.0625812092568448" calcext:value-type="float">
            <text:p>0.062581209256845</text:p>
          </table:table-cell>
          <table:table-cell table:number-columns-repeated="1016"/>
        </table:table-row>
        <table:table-row table:style-name="ro1">
          <table:table-cell table:style-name="ce74" office:value-type="float" office:value="0.004" calcext:value-type="float">
            <text:p>0.004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517756991525424" calcext:value-type="float">
            <text:p>0.517756991525424</text:p>
          </table:table-cell>
          <table:table-cell table:style-name="ce88" office:value-type="float" office:value="0.00646091777414549" calcext:value-type="float">
            <text:p>0.006460917774145</text:p>
          </table:table-cell>
          <table:table-cell table:style-name="ce89" table:formula="of:=[.B11]-[.C11]" office:value-type="float" office:value="0" calcext:value-type="float">
            <text:p>0.00000</text:p>
          </table:table-cell>
          <table:table-cell table:style-name="ce91" table:formula="of:=[.D11]-[.E11]" office:value-type="float" office:value="0.112613029661017" calcext:value-type="float">
            <text:p>0.112613029661017</text:p>
          </table:table-cell>
          <table:table-cell table:number-columns-repeated="1016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506570143415906" calcext:value-type="float">
            <text:p>0.506570143415906</text:p>
          </table:table-cell>
          <table:table-cell table:style-name="ce88" office:value-type="float" office:value="0.00775703103146516" calcext:value-type="float">
            <text:p>0.007757031031465</text:p>
          </table:table-cell>
          <table:table-cell table:style-name="ce89" table:formula="of:=[.B12]-[.C12]" office:value-type="float" office:value="0" calcext:value-type="float">
            <text:p>0.00000</text:p>
          </table:table-cell>
          <table:table-cell table:style-name="ce91" table:formula="of:=[.D12]-[.E12]" office:value-type="float" office:value="0.123799877770535" calcext:value-type="float">
            <text:p>0.123799877770535</text:p>
          </table:table-cell>
          <table:table-cell table:number-columns-repeated="1016"/>
        </table:table-row>
        <table:table-row table:style-name="ro1">
          <table:table-cell table:style-name="ce74" office:value-type="float" office:value="0.006" calcext:value-type="float">
            <text:p>0.006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498273370273794" calcext:value-type="float">
            <text:p>0.498273370273794</text:p>
          </table:table-cell>
          <table:table-cell table:style-name="ce88" office:value-type="float" office:value="0.00888919537379406" calcext:value-type="float">
            <text:p>0.008889195373794</text:p>
          </table:table-cell>
          <table:table-cell table:style-name="ce89" table:formula="of:=[.B13]-[.C13]" office:value-type="float" office:value="0" calcext:value-type="float">
            <text:p>0.00000</text:p>
          </table:table-cell>
          <table:table-cell table:style-name="ce91" table:formula="of:=[.D13]-[.E13]" office:value-type="float" office:value="0.132096650912647" calcext:value-type="float">
            <text:p>0.132096650912647</text:p>
          </table:table-cell>
          <table:table-cell table:number-columns-repeated="1016"/>
        </table:table-row>
        <table:table-row table:style-name="ro1">
          <table:table-cell table:style-name="ce74" office:value-type="float" office:value="0.008" calcext:value-type="float">
            <text:p>0.008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486914903846154" calcext:value-type="float">
            <text:p>0.486914903846154</text:p>
          </table:table-cell>
          <table:table-cell table:style-name="ce88" office:value-type="float" office:value="0.0107266005878802" calcext:value-type="float">
            <text:p>0.010726600587880</text:p>
          </table:table-cell>
          <table:table-cell table:style-name="ce89" table:formula="of:=[.B14]-[.C14]" office:value-type="float" office:value="0" calcext:value-type="float">
            <text:p>0.00000</text:p>
          </table:table-cell>
          <table:table-cell table:style-name="ce91" table:formula="of:=[.D14]-[.E14]" office:value-type="float" office:value="0.143455117340287" calcext:value-type="float">
            <text:p>0.143455117340287</text:p>
          </table:table-cell>
          <table:table-cell table:number-columns-repeated="1016"/>
        </table:table-row>
        <table:table-row table:style-name="ro1">
          <table:table-cell table:style-name="ce74" office:value-type="float" office:value="0.009" calcext:value-type="float">
            <text:p>0.009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482607545632334" calcext:value-type="float">
            <text:p>0.482607545632334</text:p>
          </table:table-cell>
          <table:table-cell table:style-name="ce88" office:value-type="float" office:value="0.0114553403794765" calcext:value-type="float">
            <text:p>0.011455340379477</text:p>
          </table:table-cell>
          <table:table-cell table:style-name="ce89" table:formula="of:=[.B15]-[.C15]" office:value-type="float" office:value="0" calcext:value-type="float">
            <text:p>0.00000</text:p>
          </table:table-cell>
          <table:table-cell table:style-name="ce91" table:formula="of:=[.D15]-[.E15]" office:value-type="float" office:value="0.147762475554107" calcext:value-type="float">
            <text:p>0.147762475554107</text:p>
          </table:table-cell>
          <table:table-cell table:number-columns-repeated="1016"/>
        </table:table-row>
        <table:table-row table:style-name="ro1">
          <table:table-cell table:style-name="ce77" office:value-type="float" office:value="0.01" calcext:value-type="float">
            <text:p>0.01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478685063559322" calcext:value-type="float">
            <text:p>0.478685063559322</text:p>
          </table:table-cell>
          <table:table-cell table:style-name="ce88" office:value-type="float" office:value="0.0121076713100076" calcext:value-type="float">
            <text:p>0.012107671310008</text:p>
          </table:table-cell>
          <table:table-cell table:style-name="ce89" table:formula="of:=[.B16]-[.C16]" office:value-type="float" office:value="0" calcext:value-type="float">
            <text:p>0.00000</text:p>
          </table:table-cell>
          <table:table-cell table:style-name="ce91" table:formula="of:=[.D16]-[.E16]" office:value-type="float" office:value="0.151684957627119" calcext:value-type="float">
            <text:p>0.151684957627119</text:p>
          </table:table-cell>
          <table:table-cell table:number-columns-repeated="1016"/>
        </table:table-row>
        <table:table-row table:style-name="ro1">
          <table:table-cell table:style-name="ce77" office:value-type="float" office:value="0.02" calcext:value-type="float">
            <text:p>0.02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448003332790091" calcext:value-type="float">
            <text:p>0.448003332790091</text:p>
          </table:table-cell>
          <table:table-cell table:style-name="ce88" office:value-type="float" office:value="0.0182273398497142" calcext:value-type="float">
            <text:p>0.018227339849714</text:p>
          </table:table-cell>
          <table:table-cell table:style-name="ce89" table:formula="of:=[.B17]-[.C17]" office:value-type="float" office:value="0" calcext:value-type="float">
            <text:p>0.00000</text:p>
          </table:table-cell>
          <table:table-cell table:style-name="ce91" table:formula="of:=[.D17]-[.E17]" office:value-type="float" office:value="0.182366688396349" calcext:value-type="float">
            <text:p>0.182366688396349</text:p>
          </table:table-cell>
          <table:table-cell table:number-columns-repeated="1016"/>
        </table:table-row>
        <table:table-row table:style-name="ro1">
          <table:table-cell table:style-name="ce77" office:value-type="float" office:value="0.04" calcext:value-type="float">
            <text:p>0.04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401302029009127" calcext:value-type="float">
            <text:p>0.401302029009127</text:p>
          </table:table-cell>
          <table:table-cell table:style-name="ce88" office:value-type="float" office:value="0.0296249256821349" calcext:value-type="float">
            <text:p>0.029624925682135</text:p>
          </table:table-cell>
          <table:table-cell table:style-name="ce89" table:formula="of:=[.B18]-[.C18]" office:value-type="float" office:value="0" calcext:value-type="float">
            <text:p>0.00000</text:p>
          </table:table-cell>
          <table:table-cell table:style-name="ce91" table:formula="of:=[.D18]-[.E18]" office:value-type="float" office:value="0.229067992177314" calcext:value-type="float">
            <text:p>0.229067992177314</text:p>
          </table:table-cell>
          <table:table-cell table:number-columns-repeated="1016"/>
        </table:table-row>
        <table:table-row table:style-name="ro1">
          <table:table-cell table:style-name="ce77" office:value-type="float" office:value="0.05" calcext:value-type="float">
            <text:p>0.0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87139414928292" calcext:value-type="float">
            <text:p>0.387139414928292</text:p>
          </table:table-cell>
          <table:table-cell table:style-name="ce88" office:value-type="float" office:value="0.0344439774161205" calcext:value-type="float">
            <text:p>0.034443977416121</text:p>
          </table:table-cell>
          <table:table-cell table:style-name="ce89" table:formula="of:=[.B19]-[.C19]" office:value-type="float" office:value="0" calcext:value-type="float">
            <text:p>0.00000</text:p>
          </table:table-cell>
          <table:table-cell table:style-name="ce91" table:formula="of:=[.D19]-[.E19]" office:value-type="float" office:value="0.243230606258149" calcext:value-type="float">
            <text:p>0.243230606258149</text:p>
          </table:table-cell>
          <table:table-cell table:number-columns-repeated="1016"/>
        </table:table-row>
        <table:table-row table:style-name="ro1">
          <table:table-cell table:style-name="ce77" office:value-type="float" office:value="0.06" calcext:value-type="float">
            <text:p>0.06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76424494784876" calcext:value-type="float">
            <text:p>0.376424494784876</text:p>
          </table:table-cell>
          <table:table-cell table:style-name="ce88" office:value-type="float" office:value="0.0388283857902512" calcext:value-type="float">
            <text:p>0.038828385790251</text:p>
          </table:table-cell>
          <table:table-cell table:style-name="ce89" table:formula="of:=[.B20]-[.C20]" office:value-type="float" office:value="0" calcext:value-type="float">
            <text:p>0.00000</text:p>
          </table:table-cell>
          <table:table-cell table:style-name="ce91" table:formula="of:=[.D20]-[.E20]" office:value-type="float" office:value="0.253945526401565" calcext:value-type="float">
            <text:p>0.253945526401565</text:p>
          </table:table-cell>
          <table:table-cell table:number-columns-repeated="1016"/>
        </table:table-row>
        <table:table-row table:style-name="ro1">
          <table:table-cell table:style-name="ce77" office:value-type="float" office:value="0.08" calcext:value-type="float">
            <text:p>0.08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62734004237288" calcext:value-type="float">
            <text:p>0.362734004237288</text:p>
          </table:table-cell>
          <table:table-cell table:style-name="ce88" office:value-type="float" office:value="0.0464013267997652" calcext:value-type="float">
            <text:p>0.046401326799765</text:p>
          </table:table-cell>
          <table:table-cell table:style-name="ce89" table:formula="of:=[.B21]-[.C21]" office:value-type="float" office:value="0" calcext:value-type="float">
            <text:p>0.00000</text:p>
          </table:table-cell>
          <table:table-cell table:style-name="ce91" table:formula="of:=[.D21]-[.E21]" office:value-type="float" office:value="0.267636016949152" calcext:value-type="float">
            <text:p>0.267636016949152</text:p>
          </table:table-cell>
          <table:table-cell table:number-columns-repeated="1016"/>
        </table:table-row>
        <table:table-row table:style-name="ro1">
          <table:table-cell table:style-name="ce77" office:value-type="float" office:value="0.09" calcext:value-type="float">
            <text:p>0.09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2" calcext:value-type="float">
            <text:p>0.9932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57726417861799" calcext:value-type="float">
            <text:p>0.357726417861799</text:p>
          </table:table-cell>
          <table:table-cell table:style-name="ce88" office:value-type="float" office:value="0.0498944190185517" calcext:value-type="float">
            <text:p>0.049894419018552</text:p>
          </table:table-cell>
          <table:table-cell table:style-name="ce89" table:formula="of:=[.B22]-[.C22]" office:value-type="float" office:value="0.000099999999999989" calcext:value-type="float">
            <text:p>0.00010</text:p>
          </table:table-cell>
          <table:table-cell table:style-name="ce91" table:formula="of:=[.D22]-[.E22]" office:value-type="float" office:value="0.272643603324641" calcext:value-type="float">
            <text:p>0.272643603324641</text:p>
          </table:table-cell>
          <table:table-cell table:number-columns-repeated="1016"/>
        </table:table-row>
        <table:table-row table:style-name="ro1">
          <table:table-cell table:style-name="ce77" office:value-type="float" office:value="0.1" calcext:value-type="float">
            <text:p>0.1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53904775097784" calcext:value-type="float">
            <text:p>0.353904775097784</text:p>
          </table:table-cell>
          <table:table-cell table:style-name="ce88" office:value-type="float" office:value="0.0531064534209669" calcext:value-type="float">
            <text:p>0.053106453420967</text:p>
          </table:table-cell>
          <table:table-cell table:style-name="ce89" table:formula="of:=[.B23]-[.C23]" office:value-type="float" office:value="0" calcext:value-type="float">
            <text:p>0.00000</text:p>
          </table:table-cell>
          <table:table-cell table:style-name="ce91" table:formula="of:=[.D23]-[.E23]" office:value-type="float" office:value="0.276465246088657" calcext:value-type="float">
            <text:p>0.276465246088657</text:p>
          </table:table-cell>
          <table:table-cell table:number-columns-repeated="1016"/>
        </table:table-row>
        <table:table-row table:style-name="ro1">
          <table:table-cell table:style-name="ce77" office:value-type="float" office:value="0.2" calcext:value-type="float">
            <text:p>0.2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33" calcext:value-type="float">
            <text:p>0.993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34856054432855" calcext:value-type="float">
            <text:p>0.334856054432855</text:p>
          </table:table-cell>
          <table:table-cell table:style-name="ce88" office:value-type="float" office:value="0.0794270625252277" calcext:value-type="float">
            <text:p>0.079427062525228</text:p>
          </table:table-cell>
          <table:table-cell table:style-name="ce89" table:formula="of:=[.B24]-[.C24]" office:value-type="float" office:value="0" calcext:value-type="float">
            <text:p>0.00000</text:p>
          </table:table-cell>
          <table:table-cell table:style-name="ce91" table:formula="of:=[.D24]-[.E24]" office:value-type="float" office:value="0.295513966753585" calcext:value-type="float">
            <text:p>0.295513966753585</text:p>
          </table:table-cell>
          <table:table-cell table:number-columns-repeated="1016"/>
        </table:table-row>
        <table:table-row table:style-name="ro1">
          <table:table-cell table:style-name="ce77" office:value-type="float" office:value="0.4" calcext:value-type="float">
            <text:p>0.4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26" calcext:value-type="float">
            <text:p>0.9926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25710691003911" calcext:value-type="float">
            <text:p>0.325710691003911</text:p>
          </table:table-cell>
          <table:table-cell table:style-name="ce88" office:value-type="float" office:value="0.12485188402161" calcext:value-type="float">
            <text:p>0.124851884021610</text:p>
          </table:table-cell>
          <table:table-cell table:style-name="ce89" table:formula="of:=[.B25]-[.C25]" office:value-type="float" office:value="0.000699999999999923" calcext:value-type="float">
            <text:p>0.00070</text:p>
          </table:table-cell>
          <table:table-cell table:style-name="ce91" table:formula="of:=[.D25]-[.E25]" office:value-type="float" office:value="0.304659330182529" calcext:value-type="float">
            <text:p>0.304659330182529</text:p>
          </table:table-cell>
          <table:table-cell table:number-columns-repeated="1016"/>
        </table:table-row>
        <table:table-row table:style-name="ro1">
          <table:table-cell table:style-name="ce77" office:value-type="float" office:value="0.5" calcext:value-type="float">
            <text:p>0.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24" calcext:value-type="float">
            <text:p>0.9924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20397033898305" calcext:value-type="float">
            <text:p>0.320397033898305</text:p>
          </table:table-cell>
          <table:table-cell table:style-name="ce88" office:value-type="float" office:value="0.15129148299396" calcext:value-type="float">
            <text:p>0.151291482993960</text:p>
          </table:table-cell>
          <table:table-cell table:style-name="ce89" table:formula="of:=[.B26]-[.C26]" office:value-type="float" office:value="0.000900000000000012" calcext:value-type="float">
            <text:p>0.00090</text:p>
          </table:table-cell>
          <table:table-cell table:style-name="ce91" table:formula="of:=[.D26]-[.E26]" office:value-type="float" office:value="0.309972987288136" calcext:value-type="float">
            <text:p>0.309972987288136</text:p>
          </table:table-cell>
          <table:table-cell table:number-columns-repeated="1016"/>
        </table:table-row>
        <table:table-row table:style-name="ro1">
          <table:table-cell table:style-name="ce83" office:value-type="float" office:value="0.6" calcext:value-type="float">
            <text:p>0.6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919" calcext:value-type="float">
            <text:p>0.9919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19748728813559" calcext:value-type="float">
            <text:p>0.319748728813559</text:p>
          </table:table-cell>
          <table:table-cell table:style-name="ce88" office:value-type="float" office:value="0.172412628496438" calcext:value-type="float">
            <text:p>0.172412628496438</text:p>
          </table:table-cell>
          <table:table-cell table:style-name="ce89" table:formula="of:=[.B27]-[.C27]" office:value-type="float" office:value="0.00139999999999996" calcext:value-type="float">
            <text:p>0.00140</text:p>
          </table:table-cell>
          <table:table-cell table:style-name="ce91" table:formula="of:=[.D27]-[.E27]" office:value-type="float" office:value="0.310621292372881" calcext:value-type="float">
            <text:p>0.310621292372881</text:p>
          </table:table-cell>
          <table:table-cell table:number-columns-repeated="1016"/>
        </table:table-row>
        <table:table-row table:style-name="ro1">
          <table:table-cell table:style-name="ce77" office:value-type="float" office:value="0.8" calcext:value-type="float">
            <text:p>0.8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871" calcext:value-type="float">
            <text:p>0.9871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20310764341591" calcext:value-type="float">
            <text:p>0.320310764341591</text:p>
          </table:table-cell>
          <table:table-cell table:style-name="ce88" office:value-type="float" office:value="0.214805640316009" calcext:value-type="float">
            <text:p>0.214805640316009</text:p>
          </table:table-cell>
          <table:table-cell table:style-name="ce89" table:formula="of:=[.B28]-[.C28]" office:value-type="float" office:value="0.00619999999999998" calcext:value-type="float">
            <text:p>0.00620</text:p>
          </table:table-cell>
          <table:table-cell table:style-name="ce91" table:formula="of:=[.D28]-[.E28]" office:value-type="float" office:value="0.31005925684485" calcext:value-type="float">
            <text:p>0.310059256844850</text:p>
          </table:table-cell>
          <table:table-cell table:number-columns-repeated="1016"/>
        </table:table-row>
        <table:table-row table:style-name="ro1">
          <table:table-cell table:style-name="ce77" office:value-type="float" office:value="0.9" calcext:value-type="float">
            <text:p>0.9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87" office:value-type="float" office:value="0.9849" calcext:value-type="float">
            <text:p>0.9849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88" office:value-type="float" office:value="0.320952151238592" calcext:value-type="float">
            <text:p>0.320952151238592</text:p>
          </table:table-cell>
          <table:table-cell table:style-name="ce88" office:value-type="float" office:value="0.234750482785702" calcext:value-type="float">
            <text:p>0.234750482785702</text:p>
          </table:table-cell>
          <table:table-cell table:style-name="ce89" table:formula="of:=[.B29]-[.C29]" office:value-type="float" office:value="0.00839999999999996" calcext:value-type="float">
            <text:p>0.00840</text:p>
          </table:table-cell>
          <table:table-cell table:style-name="ce91" table:formula="of:=[.D29]-[.E29]" office:value-type="float" office:value="0.309417869947849" calcext:value-type="float">
            <text:p>0.309417869947849</text:p>
          </table:table-cell>
          <table:table-cell table:number-columns-repeated="1016"/>
        </table:table-row>
        <table:table-row table:style-name="ro2" table:number-rows-repeated="5">
          <table:table-cell table:number-columns-repeated="6"/>
          <table:table-cell table:style-name="ce90"/>
          <table:table-cell table:number-columns-repeated="1017"/>
        </table:table-row>
        <table:table-row table:style-name="ro2">
          <table:table-cell table:style-name="ce85"/>
          <table:table-cell table:number-columns-repeated="5"/>
          <table:table-cell table:style-name="ce90"/>
          <table:table-cell table:number-columns-repeated="1017"/>
        </table:table-row>
        <table:table-row table:style-name="ro2" table:number-rows-repeated="3">
          <table:table-cell table:number-columns-repeated="6"/>
          <table:table-cell table:style-name="ce9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number-columns-repeated="6"/>
          <table:table-cell table:style-name="ce9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/home/atoofian/projects/def-atoofian/atoofian/TrojAI/cifar100/job_submit_GoogleNet/unconstrained/1_lr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1_lr.H2:1_lr.H29">
            <calcext:condition calcext:apply-style-name="Good" calcext:value="top-elements(3)" calcext:base-cell-address="1_lr.H2"/>
          </calcext:conditional-format>
        </calcext:conditional-formats>
      </table:table>
      <table:table table:name="2_betta" table:style-name="ta2">
        <table:table-column table:style-name="co10" table:default-cell-style-name="ce95"/>
        <table:table-column table:style-name="co11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95"/>
        <table:table-column table:style-name="co12" table:default-cell-style-name="ce95"/>
        <table:table-column table:style-name="co13" table:default-cell-style-name="ce95"/>
        <table:table-column table:style-name="co12" table:default-cell-style-name="ce95"/>
        <table:table-column table:style-name="co14" table:default-cell-style-name="ce95"/>
        <table:table-column table:style-name="co9" table:number-columns-repeated="1012" table:default-cell-style-name="ce95"/>
        <table:table-column table:style-name="co15" table:number-columns-repeated="3" table:default-cell-style-name="ce110"/>
        <table:table-row table:style-name="ro1">
          <table:table-cell table:style-name="ce92" office:value-type="string" calcext:value-type="string">
            <text:p>beta</text:p>
          </table:table-cell>
          <table:table-cell table:style-name="ce100" office:value-type="string" calcext:value-type="string">
            <text:p>Test accuracy (before)</text:p>
          </table:table-cell>
          <table:table-cell table:style-name="ce102" office:value-type="string" calcext:value-type="string">
            <text:p>Test accuracy (after)</text:p>
          </table:table-cell>
          <table:table-cell table:style-name="ce102" office:value-type="string" calcext:value-type="string">
            <text:p>Sparsity rate (before)</text:p>
          </table:table-cell>
          <table:table-cell table:style-name="ce102" office:value-type="string" calcext:value-type="string">
            <text:p>Sparsity rate (after)</text:p>
          </table:table-cell>
          <table:table-cell table:style-name="ce102" office:value-type="string" calcext:value-type="string">
            <text:p>L2</text:p>
          </table:table-cell>
          <table:table-cell table:style-name="ce105" office:value-type="string" calcext:value-type="string">
            <text:p>diff_accuracy</text:p>
          </table:table-cell>
          <table:table-cell table:style-name="ce105" office:value-type="string" calcext:value-type="string">
            <text:p>diff_sparsity</text:p>
          </table:table-cell>
          <table:table-cell table:number-columns-repeated="1016"/>
        </table:table-row>
        <table:table-row table:style-name="ro1">
          <table:table-cell table:style-name="ce93" office:value-type="float" office:value="1" calcext:value-type="float">
            <text:p>1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14" calcext:value-type="float">
            <text:p>0.9914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5088632659713" calcext:value-type="float">
            <text:p>0.335088632659713</text:p>
          </table:table-cell>
          <table:table-cell table:style-name="ce74" office:value-type="float" office:value="0.3456376541242" calcext:value-type="float">
            <text:p>0.3456376541242</text:p>
          </table:table-cell>
          <table:table-cell table:style-name="ce106" table:formula="of:=[.B2]-[.C2]" office:value-type="float" office:value="0.00190000000000001" calcext:value-type="float">
            <text:p>0.00190000000000001</text:p>
          </table:table-cell>
          <table:table-cell table:style-name="ce108" table:formula="of:=[.D2]-[.E2]" office:value-type="float" office:value="0.295281388526728" calcext:value-type="float">
            <text:p>0.295281388526728</text:p>
          </table:table-cell>
          <table:table-cell table:number-columns-repeated="1016"/>
        </table:table-row>
        <table:table-row table:style-name="ro1">
          <table:table-cell table:style-name="ce93" office:value-type="float" office:value="2" calcext:value-type="float">
            <text:p>2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28" calcext:value-type="float">
            <text:p>0.9928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0079253585398" calcext:value-type="float">
            <text:p>0.330079253585398</text:p>
          </table:table-cell>
          <table:table-cell table:style-name="ce74" office:value-type="float" office:value="0.271009119297564" calcext:value-type="float">
            <text:p>0.271009119297564</text:p>
          </table:table-cell>
          <table:table-cell table:style-name="ce106" table:formula="of:=[.B3]-[.C3]" office:value-type="float" office:value="0.000499999999999945" calcext:value-type="float">
            <text:p>0.000499999999999945</text:p>
          </table:table-cell>
          <table:table-cell table:style-name="ce108" table:formula="of:=[.D3]-[.E3]" office:value-type="float" office:value="0.300290767601043" calcext:value-type="float">
            <text:p>0.300290767601043</text:p>
          </table:table-cell>
          <table:table-cell table:number-columns-repeated="1016"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27" calcext:value-type="float">
            <text:p>0.9927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7472995436767" calcext:value-type="float">
            <text:p>0.327472995436767</text:p>
          </table:table-cell>
          <table:table-cell table:style-name="ce74" office:value-type="float" office:value="0.241581923924386" calcext:value-type="float">
            <text:p>0.241581923924386</text:p>
          </table:table-cell>
          <table:table-cell table:style-name="ce106" table:formula="of:=[.B4]-[.C4]" office:value-type="float" office:value="0.000599999999999934" calcext:value-type="float">
            <text:p>0.000599999999999934</text:p>
          </table:table-cell>
          <table:table-cell table:style-name="ce108" table:formula="of:=[.D4]-[.E4]" office:value-type="float" office:value="0.302897025749674" calcext:value-type="float">
            <text:p>0.302897025749674</text:p>
          </table:table-cell>
          <table:table-cell table:number-columns-repeated="1016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24" calcext:value-type="float">
            <text:p>0.9924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5543562581486" calcext:value-type="float">
            <text:p>0.325543562581486</text:p>
          </table:table-cell>
          <table:table-cell table:style-name="ce74" office:value-type="float" office:value="0.227419505143166" calcext:value-type="float">
            <text:p>0.227419505143166</text:p>
          </table:table-cell>
          <table:table-cell table:style-name="ce106" table:formula="of:=[.B5]-[.C5]" office:value-type="float" office:value="0.000900000000000012" calcext:value-type="float">
            <text:p>0.000900000000000012</text:p>
          </table:table-cell>
          <table:table-cell table:style-name="ce108" table:formula="of:=[.D5]-[.E5]" office:value-type="float" office:value="0.304826458604954" calcext:value-type="float">
            <text:p>0.304826458604954</text:p>
          </table:table-cell>
          <table:table-cell table:number-columns-repeated="1016"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27" calcext:value-type="float">
            <text:p>0.9927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4945607887875" calcext:value-type="float">
            <text:p>0.324945607887875</text:p>
          </table:table-cell>
          <table:table-cell table:style-name="ce74" office:value-type="float" office:value="0.215889547742903" calcext:value-type="float">
            <text:p>0.215889547742903</text:p>
          </table:table-cell>
          <table:table-cell table:style-name="ce106" table:formula="of:=[.B6]-[.C6]" office:value-type="float" office:value="0.000599999999999934" calcext:value-type="float">
            <text:p>0.000599999999999934</text:p>
          </table:table-cell>
          <table:table-cell table:style-name="ce108" table:formula="of:=[.D6]-[.E6]" office:value-type="float" office:value="0.305424413298566" calcext:value-type="float">
            <text:p>0.305424413298566</text:p>
          </table:table-cell>
          <table:table-cell table:number-columns-repeated="1016"/>
        </table:table-row>
        <table:table-row table:style-name="ro1">
          <table:table-cell table:style-name="ce94" office:value-type="float" office:value="10" calcext:value-type="float">
            <text:p>1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18" calcext:value-type="float">
            <text:p>0.9918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18983417535854" calcext:value-type="float">
            <text:p>0.318983417535854</text:p>
          </table:table-cell>
          <table:table-cell table:style-name="ce74" office:value-type="float" office:value="0.182348244294524" calcext:value-type="float">
            <text:p>0.182348244294524</text:p>
          </table:table-cell>
          <table:table-cell table:style-name="ce106" table:formula="of:=[.B7]-[.C7]" office:value-type="float" office:value="0.00149999999999995" calcext:value-type="float">
            <text:p>0.00149999999999995</text:p>
          </table:table-cell>
          <table:table-cell table:style-name="ce108" table:formula="of:=[.D7]-[.E7]" office:value-type="float" office:value="0.311386603650587" calcext:value-type="float">
            <text:p>0.311386603650587</text:p>
          </table:table-cell>
          <table:table-cell table:number-columns-repeated="1016"/>
        </table:table-row>
        <table:table-row table:style-name="ro1">
          <table:table-cell table:style-name="ce93" office:value-type="float" office:value="15" calcext:value-type="float">
            <text:p>1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11" calcext:value-type="float">
            <text:p>0.9911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19645070078227" calcext:value-type="float">
            <text:p>0.319645070078227</text:p>
          </table:table-cell>
          <table:table-cell table:style-name="ce74" office:value-type="float" office:value="0.172412003389746" calcext:value-type="float">
            <text:p>0.172412003389746</text:p>
          </table:table-cell>
          <table:table-cell table:style-name="ce106" table:formula="of:=[.B8]-[.C8]" office:value-type="float" office:value="0.00219999999999998" calcext:value-type="float">
            <text:p>0.00219999999999998</text:p>
          </table:table-cell>
          <table:table-cell table:style-name="ce108" table:formula="of:=[.D8]-[.E8]" office:value-type="float" office:value="0.310724951108214" calcext:value-type="float">
            <text:p>0.310724951108214</text:p>
          </table:table-cell>
          <table:table-cell table:number-columns-repeated="1016"/>
        </table:table-row>
        <table:table-row table:style-name="ro1">
          <table:table-cell table:style-name="ce93" office:value-type="float" office:value="20" calcext:value-type="float">
            <text:p>2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907" calcext:value-type="float">
            <text:p>0.9907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1829620273794" calcext:value-type="float">
            <text:p>0.321829620273794</text:p>
          </table:table-cell>
          <table:table-cell table:style-name="ce74" office:value-type="float" office:value="0.168047680912167" calcext:value-type="float">
            <text:p>0.168047680912167</text:p>
          </table:table-cell>
          <table:table-cell table:style-name="ce106" table:formula="of:=[.B9]-[.C9]" office:value-type="float" office:value="0.00259999999999994" calcext:value-type="float">
            <text:p>0.00259999999999994</text:p>
          </table:table-cell>
          <table:table-cell table:style-name="ce108" table:formula="of:=[.D9]-[.E9]" office:value-type="float" office:value="0.308540400912647" calcext:value-type="float">
            <text:p>0.308540400912647</text:p>
          </table:table-cell>
          <table:table-cell table:style-name="ce109"/>
          <table:table-cell table:number-columns-repeated="1015"/>
        </table:table-row>
        <table:table-row table:style-name="ro1">
          <table:table-cell table:style-name="ce93" office:value-type="float" office:value="25" calcext:value-type="float">
            <text:p>2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86" calcext:value-type="float">
            <text:p>0.9886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3870045632334" calcext:value-type="float">
            <text:p>0.323870045632334</text:p>
          </table:table-cell>
          <table:table-cell table:style-name="ce74" office:value-type="float" office:value="0.166081636947393" calcext:value-type="float">
            <text:p>0.166081636947393</text:p>
          </table:table-cell>
          <table:table-cell table:style-name="ce106" table:formula="of:=[.B10]-[.C10]" office:value-type="float" office:value="0.00469999999999993" calcext:value-type="float">
            <text:p>0.00469999999999993</text:p>
          </table:table-cell>
          <table:table-cell table:style-name="ce108" table:formula="of:=[.D10]-[.E10]" office:value-type="float" office:value="0.306499975554107" calcext:value-type="float">
            <text:p>0.306499975554107</text:p>
          </table:table-cell>
          <table:table-cell table:number-columns-repeated="1016"/>
        </table:table-row>
        <table:table-row table:style-name="ro1">
          <table:table-cell table:style-name="ce93" office:value-type="float" office:value="30" calcext:value-type="float">
            <text:p>3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91" calcext:value-type="float">
            <text:p>0.9891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5908661994785" calcext:value-type="float">
            <text:p>0.325908661994785</text:p>
          </table:table-cell>
          <table:table-cell table:style-name="ce74" office:value-type="float" office:value="0.164448322468251" calcext:value-type="float">
            <text:p>0.164448322468251</text:p>
          </table:table-cell>
          <table:table-cell table:style-name="ce106" table:formula="of:=[.B11]-[.C11]" office:value-type="float" office:value="0.00419999999999998" calcext:value-type="float">
            <text:p>0.00419999999999998</text:p>
          </table:table-cell>
          <table:table-cell table:style-name="ce108" table:formula="of:=[.D11]-[.E11]" office:value-type="float" office:value="0.304461359191656" calcext:value-type="float">
            <text:p>0.304461359191656</text:p>
          </table:table-cell>
          <table:table-cell table:number-columns-repeated="1016"/>
        </table:table-row>
        <table:table-row table:style-name="ro1">
          <table:table-cell table:style-name="ce93" office:value-type="float" office:value="35" calcext:value-type="float">
            <text:p>3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87" calcext:value-type="float">
            <text:p>0.9887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8105532920469" calcext:value-type="float">
            <text:p>0.328105532920469</text:p>
          </table:table-cell>
          <table:table-cell table:style-name="ce74" office:value-type="float" office:value="0.163541208551824" calcext:value-type="float">
            <text:p>0.163541208551824</text:p>
          </table:table-cell>
          <table:table-cell table:style-name="ce106" table:formula="of:=[.B12]-[.C12]" office:value-type="float" office:value="0.00459999999999994" calcext:value-type="float">
            <text:p>0.00459999999999994</text:p>
          </table:table-cell>
          <table:table-cell table:style-name="ce108" table:formula="of:=[.D12]-[.E12]" office:value-type="float" office:value="0.302264488265971" calcext:value-type="float">
            <text:p>0.302264488265971</text:p>
          </table:table-cell>
          <table:table-cell table:number-columns-repeated="1016"/>
        </table:table-row>
        <table:table-row table:style-name="ro1">
          <table:table-cell table:style-name="ce93" office:value-type="float" office:value="40" calcext:value-type="float">
            <text:p>4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63" calcext:value-type="float">
            <text:p>0.986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29396724250326" calcext:value-type="float">
            <text:p>0.329396724250326</text:p>
          </table:table-cell>
          <table:table-cell table:style-name="ce74" office:value-type="float" office:value="0.162725768017024" calcext:value-type="float">
            <text:p>0.162725768017024</text:p>
          </table:table-cell>
          <table:table-cell table:style-name="ce106" table:formula="of:=[.B13]-[.C13]" office:value-type="float" office:value="0.00700000000000001" calcext:value-type="float">
            <text:p>0.00700000000000001</text:p>
          </table:table-cell>
          <table:table-cell table:style-name="ce108" table:formula="of:=[.D13]-[.E13]" office:value-type="float" office:value="0.300973296936115" calcext:value-type="float">
            <text:p>0.300973296936115</text:p>
          </table:table-cell>
          <table:table-cell table:number-columns-repeated="1016"/>
        </table:table-row>
        <table:table-row table:style-name="ro1">
          <table:table-cell table:style-name="ce93" office:value-type="float" office:value="45" calcext:value-type="float">
            <text:p>4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73" calcext:value-type="float">
            <text:p>0.9873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0637019230769" calcext:value-type="float">
            <text:p>0.330637019230769</text:p>
          </table:table-cell>
          <table:table-cell table:style-name="ce74" office:value-type="float" office:value="0.161741031105816" calcext:value-type="float">
            <text:p>0.161741031105816</text:p>
          </table:table-cell>
          <table:table-cell table:style-name="ce106" table:formula="of:=[.B14]-[.C14]" office:value-type="float" office:value="0.00600000000000001" calcext:value-type="float">
            <text:p>0.00600000000000001</text:p>
          </table:table-cell>
          <table:table-cell table:style-name="ce108" table:formula="of:=[.D14]-[.E14]" office:value-type="float" office:value="0.299733001955671" calcext:value-type="float">
            <text:p>0.299733001955671</text:p>
          </table:table-cell>
          <table:table-cell table:number-columns-repeated="1016"/>
        </table:table-row>
        <table:table-row table:style-name="ro1">
          <table:table-cell table:style-name="ce93" office:value-type="float" office:value="50" calcext:value-type="float">
            <text:p>5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59" calcext:value-type="float">
            <text:p>0.9859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2050529661017" calcext:value-type="float">
            <text:p>0.332050529661017</text:p>
          </table:table-cell>
          <table:table-cell table:style-name="ce74" office:value-type="float" office:value="0.161385409436375" calcext:value-type="float">
            <text:p>0.161385409436375</text:p>
          </table:table-cell>
          <table:table-cell table:style-name="ce106" table:formula="of:=[.B15]-[.C15]" office:value-type="float" office:value="0.00739999999999996" calcext:value-type="float">
            <text:p>0.00739999999999996</text:p>
          </table:table-cell>
          <table:table-cell table:style-name="ce108" table:formula="of:=[.D15]-[.E15]" office:value-type="float" office:value="0.298319491525424" calcext:value-type="float">
            <text:p>0.298319491525424</text:p>
          </table:table-cell>
          <table:table-cell table:number-columns-repeated="1016"/>
        </table:table-row>
        <table:table-row table:style-name="ro1">
          <table:table-cell table:style-name="ce93" office:value-type="float" office:value="55" calcext:value-type="float">
            <text:p>5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58" calcext:value-type="float">
            <text:p>0.9858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3232659713168" calcext:value-type="float">
            <text:p>0.333232659713168</text:p>
          </table:table-cell>
          <table:table-cell table:style-name="ce74" office:value-type="float" office:value="0.160789439325035" calcext:value-type="float">
            <text:p>0.160789439325035</text:p>
          </table:table-cell>
          <table:table-cell table:style-name="ce106" table:formula="of:=[.B16]-[.C16]" office:value-type="float" office:value="0.00749999999999995" calcext:value-type="float">
            <text:p>0.00749999999999995</text:p>
          </table:table-cell>
          <table:table-cell table:style-name="ce108" table:formula="of:=[.D16]-[.E16]" office:value-type="float" office:value="0.297137361473272" calcext:value-type="float">
            <text:p>0.297137361473272</text:p>
          </table:table-cell>
          <table:table-cell table:number-columns-repeated="1016"/>
        </table:table-row>
        <table:table-row table:style-name="ro1">
          <table:table-cell table:style-name="ce93" office:value-type="float" office:value="60" calcext:value-type="float">
            <text:p>6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56" calcext:value-type="float">
            <text:p>0.9856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4305883311604" calcext:value-type="float">
            <text:p>0.334305883311604</text:p>
          </table:table-cell>
          <table:table-cell table:style-name="ce74" office:value-type="float" office:value="0.160396156548709" calcext:value-type="float">
            <text:p>0.160396156548709</text:p>
          </table:table-cell>
          <table:table-cell table:style-name="ce106" table:formula="of:=[.B17]-[.C17]" office:value-type="float" office:value="0.00769999999999993" calcext:value-type="float">
            <text:p>0.00769999999999993</text:p>
          </table:table-cell>
          <table:table-cell table:style-name="ce108" table:formula="of:=[.D17]-[.E17]" office:value-type="float" office:value="0.296064137874837" calcext:value-type="float">
            <text:p>0.296064137874837</text:p>
          </table:table-cell>
          <table:table-cell table:number-columns-repeated="1016"/>
        </table:table-row>
        <table:table-row table:style-name="ro1">
          <table:table-cell table:style-name="ce93" office:value-type="float" office:value="65" calcext:value-type="float">
            <text:p>65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51" calcext:value-type="float">
            <text:p>0.9851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5621186440678" calcext:value-type="float">
            <text:p>0.335621186440678</text:p>
          </table:table-cell>
          <table:table-cell table:style-name="ce74" office:value-type="float" office:value="0.159930502866209" calcext:value-type="float">
            <text:p>0.159930502866209</text:p>
          </table:table-cell>
          <table:table-cell table:style-name="ce106" table:formula="of:=[.B18]-[.C18]" office:value-type="float" office:value="0.00819999999999999" calcext:value-type="float">
            <text:p>0.00819999999999999</text:p>
          </table:table-cell>
          <table:table-cell table:style-name="ce108" table:formula="of:=[.D18]-[.E18]" office:value-type="float" office:value="0.294748834745763" calcext:value-type="float">
            <text:p>0.294748834745763</text:p>
          </table:table-cell>
          <table:table-cell table:number-columns-repeated="1016"/>
        </table:table-row>
        <table:table-row table:style-name="ro1">
          <table:table-cell table:style-name="ce93" office:value-type="float" office:value="70" calcext:value-type="float">
            <text:p>70</text:p>
          </table:table-cell>
          <table:table-cell table:style-name="ce74" office:value-type="float" office:value="0.9933" calcext:value-type="float">
            <text:p>0.9933</text:p>
          </table:table-cell>
          <table:table-cell table:style-name="ce74" office:value-type="float" office:value="0.9847" calcext:value-type="float">
            <text:p>0.9847</text:p>
          </table:table-cell>
          <table:table-cell table:style-name="ce74" office:value-type="float" office:value="0.630370021186441" calcext:value-type="float">
            <text:p>0.630370021186441</text:p>
          </table:table-cell>
          <table:table-cell table:style-name="ce74" office:value-type="float" office:value="0.336813314863103" calcext:value-type="float">
            <text:p>0.336813314863103</text:p>
          </table:table-cell>
          <table:table-cell table:style-name="ce74" office:value-type="float" office:value="0.1594003445521" calcext:value-type="float">
            <text:p>0.1594003445521</text:p>
          </table:table-cell>
          <table:table-cell table:style-name="ce106" table:formula="of:=[.B19]-[.C19]" office:value-type="float" office:value="0.00859999999999994" calcext:value-type="float">
            <text:p>0.00859999999999994</text:p>
          </table:table-cell>
          <table:table-cell table:style-name="ce108" table:formula="of:=[.D19]-[.E19]" office:value-type="float" office:value="0.293556706323338" calcext:value-type="float">
            <text:p>0.293556706323338</text:p>
          </table:table-cell>
          <table:table-cell table:number-columns-repeated="1016"/>
        </table:table-row>
        <table:table-row table:style-name="ro1" table:number-rows-repeated="8">
          <table:table-cell/>
          <table:table-cell table:style-name="ce74"/>
          <table:table-cell/>
          <table:table-cell table:style-name="ce74"/>
          <table:table-cell table:number-columns-repeated="1020"/>
        </table:table-row>
        <table:table-row table:style-name="ro3" table:number-rows-repeated="4">
          <table:table-cell table:style-name="ce96"/>
          <table:table-cell table:style-name="ce74"/>
          <table:table-cell table:style-name="ce103"/>
          <table:table-cell table:style-name="ce74"/>
          <table:table-cell table:style-name="ce103" table:number-columns-repeated="2"/>
          <table:table-cell table:style-name="ce107"/>
          <table:table-cell table:number-columns-repeated="1017"/>
        </table:table-row>
        <table:table-row table:style-name="ro3">
          <table:table-cell table:style-name="ce97"/>
          <table:table-cell table:style-name="ce74"/>
          <table:table-cell/>
          <table:table-cell table:style-name="ce74"/>
          <table:table-cell table:number-columns-repeated="2"/>
          <table:table-cell table:style-name="ce107"/>
          <table:table-cell table:style-name="ce97"/>
          <table:table-cell table:number-columns-repeated="1016"/>
        </table:table-row>
        <table:table-row table:style-name="ro3">
          <table:table-cell/>
          <table:table-cell table:style-name="ce74"/>
          <table:table-cell/>
          <table:table-cell table:style-name="ce74"/>
          <table:table-cell table:number-columns-repeated="2"/>
          <table:table-cell table:style-name="ce107"/>
          <table:table-cell table:number-columns-repeated="1017"/>
        </table:table-row>
        <table:table-row table:style-name="ro3" table:number-rows-repeated="7">
          <table:table-cell table:number-columns-repeated="6"/>
          <table:table-cell table:style-name="ce107"/>
          <table:table-cell table:number-columns-repeated="1017"/>
        </table:table-row>
        <table:table-row table:style-name="ro1" table:number-rows-repeated="3">
          <table:table-cell table:number-columns-repeated="8"/>
          <table:table-cell table:style-name="ce109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3" table:number-rows-repeated="2">
          <table:table-cell table:style-name="ce98"/>
          <table:table-cell table:style-name="ce101" table:number-columns-repeated="2"/>
          <table:table-cell table:style-name="ce104" table:number-columns-repeated="3"/>
          <table:table-cell table:style-name="ce107"/>
          <table:table-cell table:number-columns-repeated="1017"/>
        </table:table-row>
        <table:table-row table:style-name="ro3">
          <table:table-cell table:style-name="ce99"/>
          <table:table-cell table:style-name="ce101" table:number-columns-repeated="2"/>
          <table:table-cell table:style-name="ce104" table:number-columns-repeated="3"/>
          <table:table-cell table:style-name="ce107"/>
          <table:table-cell table:style-name="ce109"/>
          <table:table-cell table:number-columns-repeated="1016"/>
        </table:table-row>
        <table:table-row table:style-name="ro3" table:number-rows-repeated="28">
          <table:table-cell table:style-name="ce98"/>
          <table:table-cell table:style-name="ce101" table:number-columns-repeated="2"/>
          <table:table-cell table:style-name="ce104" table:number-columns-repeated="3"/>
          <table:table-cell table:style-name="ce107"/>
          <table:table-cell table:number-columns-repeated="1017"/>
        </table:table-row>
        <table:table-row table:style-name="ro3">
          <table:table-cell table:style-name="ce99"/>
          <table:table-cell table:style-name="ce101" table:number-columns-repeated="2"/>
          <table:table-cell table:style-name="ce104" table:number-columns-repeated="3"/>
          <table:table-cell table:style-name="ce107"/>
          <table:table-cell table:style-name="ce109"/>
          <table:table-cell table:number-columns-repeated="1016"/>
        </table:table-row>
        <table:table-row table:style-name="ro3" table:number-rows-repeated="19">
          <table:table-cell table:style-name="ce98"/>
          <table:table-cell table:style-name="ce101" table:number-columns-repeated="2"/>
          <table:table-cell table:style-name="ce104" table:number-columns-repeated="3"/>
          <table:table-cell table:style-name="ce107"/>
          <table:table-cell table:number-columns-repeated="1017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2_betta.G2:2_betta.G19">
            <calcext:condition calcext:apply-style-name="Good" calcext:value="bottom-elements(3)" calcext:base-cell-address="2_betta.G2"/>
          </calcext:conditional-format>
          <calcext:conditional-format calcext:target-range-address="2_betta.H2:2_betta.H19">
            <calcext:condition calcext:apply-style-name="Good" calcext:value="top-elements(3)" calcext:base-cell-address="2_betta.H2"/>
          </calcext:conditional-format>
        </calcext:conditional-formats>
      </table:table>
      <table:table table:name="3_imax_lr" table:style-name="ta2"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13" table:default-cell-style-name="ce77"/>
        <table:table-column table:style-name="co22" table:default-cell-style-name="ce77"/>
        <table:table-column table:style-name="co23" table:default-cell-style-name="ce77"/>
        <table:table-column table:style-name="co14" table:default-cell-style-name="ce84"/>
        <table:table-column table:style-name="co9" table:number-columns-repeated="1011" table:default-cell-style-name="ce84"/>
        <table:table-row table:style-name="ro1">
          <table:table-cell table:style-name="ce58" office:value-type="string" calcext:value-type="string">
            <text:p>iteration</text:p>
          </table:table-cell>
          <table:table-cell table:style-name="ce58" office:value-type="string" calcext:value-type="string">
            <text:p>LR</text:p>
          </table:table-cell>
          <table:table-cell table:style-name="ce58" office:value-type="string" calcext:value-type="string">
            <text:p>Accuracy (before)</text:p>
          </table:table-cell>
          <table:table-cell table:style-name="ce58" office:value-type="string" calcext:value-type="string">
            <text:p>Test accuracy (after)</text:p>
          </table:table-cell>
          <table:table-cell table:style-name="ce58" office:value-type="string" calcext:value-type="string">
            <text:p>Sparsity rate (before)</text:p>
          </table:table-cell>
          <table:table-cell table:style-name="ce58" office:value-type="string" calcext:value-type="string">
            <text:p>Sparsity rate (after)</text:p>
          </table:table-cell>
          <table:table-cell table:style-name="ce58" office:value-type="string" calcext:value-type="string">
            <text:p>L2</text:p>
          </table:table-cell>
          <table:table-cell table:style-name="ce58" office:value-type="string" calcext:value-type="string">
            <text:p>diff_accuracy</text:p>
          </table:table-cell>
          <table:table-cell table:style-name="ce58" office:value-type="string" calcext:value-type="string">
            <text:p>diff_sparsity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0~9</text:p>
          </table:table-cell>
          <table:table-cell table:style-name="ce67" office:value-type="float" office:value="0.001" calcext:value-type="float">
            <text:p>0.001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622586660691004" calcext:value-type="float">
            <text:p>0.622586660691004</text:p>
          </table:table-cell>
          <table:table-cell table:style-name="ce67" office:value-type="float" office:value="0.000337002044975816" calcext:value-type="float">
            <text:p>0.000337002044975816</text:p>
          </table:table-cell>
          <table:table-cell table:style-name="ce78" table:formula="of:=[.C2]-[.D2]" office:value-type="float" office:value="0" calcext:value-type="float">
            <text:p>0.000000000000000</text:p>
          </table:table-cell>
          <table:table-cell table:style-name="ce79" table:formula="of:=[.E2]-[.F2]" office:value-type="float" office:value="0.00778336049543671" calcext:value-type="float">
            <text:p>0.00778336049543671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2" calcext:value-type="float">
            <text:p>0.002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615944874511082" calcext:value-type="float">
            <text:p>0.615944874511082</text:p>
          </table:table-cell>
          <table:table-cell table:style-name="ce67" office:value-type="float" office:value="0.000672383431167691" calcext:value-type="float">
            <text:p>0.000672383431167691</text:p>
          </table:table-cell>
          <table:table-cell table:style-name="ce78" table:formula="of:=[.C3]-[.D3]" office:value-type="float" office:value="0" calcext:value-type="float">
            <text:p>0.000000000000000</text:p>
          </table:table-cell>
          <table:table-cell table:style-name="ce79" table:formula="of:=[.E3]-[.F3]" office:value-type="float" office:value="0.0144251466753585" calcext:value-type="float">
            <text:p>0.0144251466753585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4" calcext:value-type="float">
            <text:p>0.004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60942175684485" calcext:value-type="float">
            <text:p>0.60942175684485</text:p>
          </table:table-cell>
          <table:table-cell table:style-name="ce67" office:value-type="float" office:value="0.00134110880190274" calcext:value-type="float">
            <text:p>0.00134110880190274</text:p>
          </table:table-cell>
          <table:table-cell table:style-name="ce78" table:formula="of:=[.C4]-[.D4]" office:value-type="float" office:value="0" calcext:value-type="float">
            <text:p>0.000000000000000</text:p>
          </table:table-cell>
          <table:table-cell table:style-name="ce79" table:formula="of:=[.E4]-[.F4]" office:value-type="float" office:value="0.0209482643415906" calcext:value-type="float">
            <text:p>0.0209482643415906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6" calcext:value-type="float">
            <text:p>0.006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602348965123859" calcext:value-type="float">
            <text:p>0.602348965123859</text:p>
          </table:table-cell>
          <table:table-cell table:style-name="ce67" office:value-type="float" office:value="0.00200544962314889" calcext:value-type="float">
            <text:p>0.00200544962314889</text:p>
          </table:table-cell>
          <table:table-cell table:style-name="ce78" table:formula="of:=[.C5]-[.D5]" office:value-type="float" office:value="0" calcext:value-type="float">
            <text:p>0.000000000000000</text:p>
          </table:table-cell>
          <table:table-cell table:style-name="ce79" table:formula="of:=[.E5]-[.F5]" office:value-type="float" office:value="0.0280210560625815" calcext:value-type="float">
            <text:p>0.0280210560625815</text:p>
          </table:table-cell>
          <table:table-cell table:style-name="ce82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8" calcext:value-type="float">
            <text:p>0.008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590370713820078" calcext:value-type="float">
            <text:p>0.590370713820078</text:p>
          </table:table-cell>
          <table:table-cell table:style-name="ce67" office:value-type="float" office:value="0.00266390566672198" calcext:value-type="float">
            <text:p>0.00266390566672198</text:p>
          </table:table-cell>
          <table:table-cell table:style-name="ce78" table:formula="of:=[.C6]-[.D6]" office:value-type="float" office:value="0" calcext:value-type="float">
            <text:p>0.000000000000000</text:p>
          </table:table-cell>
          <table:table-cell table:style-name="ce79" table:formula="of:=[.E6]-[.F6]" office:value-type="float" office:value="0.0399993073663625" calcext:value-type="float">
            <text:p>0.0399993073663625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9" calcext:value-type="float">
            <text:p>0.009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583527656453716" calcext:value-type="float">
            <text:p>0.583527656453716</text:p>
          </table:table-cell>
          <table:table-cell table:style-name="ce67" office:value-type="float" office:value="0.00299049900049577" calcext:value-type="float">
            <text:p>0.00299049900049577</text:p>
          </table:table-cell>
          <table:table-cell table:style-name="ce78" table:formula="of:=[.C7]-[.D7]" office:value-type="float" office:value="0" calcext:value-type="float">
            <text:p>0.000000000000000</text:p>
          </table:table-cell>
          <table:table-cell table:style-name="ce79" table:formula="of:=[.E7]-[.F7]" office:value-type="float" office:value="0.046842364732725" calcext:value-type="float">
            <text:p>0.046842364732725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1" calcext:value-type="float">
            <text:p>0.01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574765832790091" calcext:value-type="float">
            <text:p>0.574765832790091</text:p>
          </table:table-cell>
          <table:table-cell table:style-name="ce67" office:value-type="float" office:value="0.00331611814482603" calcext:value-type="float">
            <text:p>0.00331611814482603</text:p>
          </table:table-cell>
          <table:table-cell table:style-name="ce78" table:formula="of:=[.C8]-[.D8]" office:value-type="float" office:value="0" calcext:value-type="float">
            <text:p>0.000000000000000</text:p>
          </table:table-cell>
          <table:table-cell table:style-name="ce79" table:formula="of:=[.E8]-[.F8]" office:value-type="float" office:value="0.0556041883963494" calcext:value-type="float">
            <text:p>0.0556041883963494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2" calcext:value-type="float">
            <text:p>0.02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522822172425033" calcext:value-type="float">
            <text:p>0.522822172425033</text:p>
          </table:table-cell>
          <table:table-cell table:style-name="ce67" office:value-type="float" office:value="0.00650460395510308" calcext:value-type="float">
            <text:p>0.00650460395510308</text:p>
          </table:table-cell>
          <table:table-cell table:style-name="ce78" table:formula="of:=[.C9]-[.D9]" office:value-type="float" office:value="0" calcext:value-type="float">
            <text:p>0.000000000000000</text:p>
          </table:table-cell>
          <table:table-cell table:style-name="ce79" table:formula="of:=[.E9]-[.F9]" office:value-type="float" office:value="0.107547848761408" calcext:value-type="float">
            <text:p>0.107547848761408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4" calcext:value-type="float">
            <text:p>0.04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32" calcext:value-type="float">
            <text:p>0.9932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485368252933507" calcext:value-type="float">
            <text:p>0.485368252933507</text:p>
          </table:table-cell>
          <table:table-cell table:style-name="ce67" office:value-type="float" office:value="0.0121435718455352" calcext:value-type="float">
            <text:p>0.0121435718455352</text:p>
          </table:table-cell>
          <table:table-cell table:style-name="ce78" table:formula="of:=[.C10]-[.D10]" office:value-type="float" office:value="0.000099999999999989" calcext:value-type="float">
            <text:p>0.000100000000000</text:p>
          </table:table-cell>
          <table:table-cell table:style-name="ce79" table:formula="of:=[.E10]-[.F10]" office:value-type="float" office:value="0.145001768252934" calcext:value-type="float">
            <text:p>0.145001768252934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6" calcext:value-type="float">
            <text:p>0.06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464073785853977" calcext:value-type="float">
            <text:p>0.464073785853977</text:p>
          </table:table-cell>
          <table:table-cell table:style-name="ce67" office:value-type="float" office:value="0.0166958006571047" calcext:value-type="float">
            <text:p>0.0166958006571047</text:p>
          </table:table-cell>
          <table:table-cell table:style-name="ce78" table:formula="of:=[.C11]-[.D11]" office:value-type="float" office:value="0" calcext:value-type="float">
            <text:p>0.000000000000000</text:p>
          </table:table-cell>
          <table:table-cell table:style-name="ce79" table:formula="of:=[.E11]-[.F11]" office:value-type="float" office:value="0.166296235332464" calcext:value-type="float">
            <text:p>0.166296235332464</text:p>
          </table:table-cell>
          <table:table-cell table:style-name="ce81"/>
          <table:table-cell table:number-columns-repeated="1011"/>
        </table:table-row>
        <table:table-row table:style-name="ro1">
          <table:table-cell/>
          <table:table-cell table:style-name="ce67" office:value-type="float" office:value="0.08" calcext:value-type="float">
            <text:p>0.08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443759248696219" calcext:value-type="float">
            <text:p>0.443759248696219</text:p>
          </table:table-cell>
          <table:table-cell office:value-type="float" office:value="0.02108055192139" calcext:value-type="float">
            <text:p>0.02108055192139</text:p>
          </table:table-cell>
          <table:table-cell table:style-name="ce78" table:formula="of:=[.C12]-[.D12]" office:value-type="float" office:value="0" calcext:value-type="float">
            <text:p>0.000000000000000</text:p>
          </table:table-cell>
          <table:table-cell table:style-name="ce79" table:formula="of:=[.E12]-[.F12]" office:value-type="float" office:value="0.186610772490222" calcext:value-type="float">
            <text:p>0.186610772490222</text:p>
          </table:table-cell>
          <table:table-cell table:number-columns-repeated="1012"/>
        </table:table-row>
        <table:table-row table:style-name="ro1">
          <table:table-cell/>
          <table:table-cell table:style-name="ce67" office:value-type="float" office:value="0.09" calcext:value-type="float">
            <text:p>0.09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3" calcext:value-type="float">
            <text:p>0.9930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433513127444589" calcext:value-type="float">
            <text:p>0.433513127444589</text:p>
          </table:table-cell>
          <table:table-cell office:value-type="float" office:value="0.0232298011528328" calcext:value-type="float">
            <text:p>0.0232298011528328</text:p>
          </table:table-cell>
          <table:table-cell table:style-name="ce78" table:formula="of:=[.C13]-[.D13]" office:value-type="float" office:value="0.000299999999999967" calcext:value-type="float">
            <text:p>0.000300000000000</text:p>
          </table:table-cell>
          <table:table-cell table:style-name="ce79" table:formula="of:=[.E13]-[.F13]" office:value-type="float" office:value="0.196856893741851" calcext:value-type="float">
            <text:p>0.196856893741851</text:p>
          </table:table-cell>
          <table:table-cell table:number-columns-repeated="1012"/>
        </table:table-row>
        <table:table-row table:style-name="ro1">
          <table:table-cell/>
          <table:table-cell table:style-name="ce67" office:value-type="float" office:value="0.1" calcext:value-type="float">
            <text:p>0.1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27" calcext:value-type="float">
            <text:p>0.9927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424701254889179" calcext:value-type="float">
            <text:p>0.424701254889179</text:p>
          </table:table-cell>
          <table:table-cell office:value-type="float" office:value="0.0254056538876146" calcext:value-type="float">
            <text:p>0.0254056538876146</text:p>
          </table:table-cell>
          <table:table-cell table:style-name="ce78" table:formula="of:=[.C14]-[.D14]" office:value-type="float" office:value="0.000599999999999934" calcext:value-type="float">
            <text:p>0.000600000000000</text:p>
          </table:table-cell>
          <table:table-cell table:style-name="ce79" table:formula="of:=[.E14]-[.F14]" office:value-type="float" office:value="0.205668766297262" calcext:value-type="float">
            <text:p>0.205668766297262</text:p>
          </table:table-cell>
          <table:table-cell table:number-columns-repeated="1012"/>
        </table:table-row>
        <table:table-row table:style-name="ro1">
          <table:table-cell/>
          <table:table-cell table:style-name="ce68" office:value-type="float" office:value="0.2" calcext:value-type="float">
            <text:p>0.2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07" calcext:value-type="float">
            <text:p>0.9907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376961611799218" calcext:value-type="float">
            <text:p>0.376961611799218</text:p>
          </table:table-cell>
          <table:table-cell office:value-type="float" office:value="0.0451056203272194" calcext:value-type="float">
            <text:p>0.0451056203272194</text:p>
          </table:table-cell>
          <table:table-cell table:style-name="ce78" table:formula="of:=[.C15]-[.D15]" office:value-type="float" office:value="0.00259999999999994" calcext:value-type="float">
            <text:p>0.002600000000000</text:p>
          </table:table-cell>
          <table:table-cell table:style-name="ce80" table:formula="of:=[.E15]-[.F15]" office:value-type="float" office:value="0.253408409387223" calcext:value-type="float">
            <text:p>0.253408409387223</text:p>
          </table:table-cell>
          <table:table-cell table:number-columns-repeated="1012"/>
        </table:table-row>
        <table:table-row table:style-name="ro1">
          <table:table-cell/>
          <table:table-cell table:style-name="ce67" office:value-type="float" office:value="0.4" calcext:value-type="float">
            <text:p>0.4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881" calcext:value-type="float">
            <text:p>0.9881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347975798565841" calcext:value-type="float">
            <text:p>0.347975798565841</text:p>
          </table:table-cell>
          <table:table-cell office:value-type="float" office:value="0.0791730697065592" calcext:value-type="float">
            <text:p>0.0791730697065592</text:p>
          </table:table-cell>
          <table:table-cell table:style-name="ce78" table:formula="of:=[.C16]-[.D16]" office:value-type="float" office:value="0.00519999999999998" calcext:value-type="float">
            <text:p>0.005200000000000</text:p>
          </table:table-cell>
          <table:table-cell table:style-name="ce79" table:formula="of:=[.E16]-[.F16]" office:value-type="float" office:value="0.2823942226206" calcext:value-type="float">
            <text:p>0.2823942226206</text:p>
          </table:table-cell>
          <table:table-cell table:number-columns-repeated="1012"/>
        </table:table-row>
        <table:table-row table:style-name="ro1">
          <table:table-cell/>
          <table:table-cell table:style-name="ce67" office:value-type="float" office:value="0.6" calcext:value-type="float">
            <text:p>0.6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884" calcext:value-type="float">
            <text:p>0.9884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336851483050847" calcext:value-type="float">
            <text:p>0.336851483050847</text:p>
          </table:table-cell>
          <table:table-cell office:value-type="float" office:value="0.111856887155026" calcext:value-type="float">
            <text:p>0.111856887155026</text:p>
          </table:table-cell>
          <table:table-cell table:style-name="ce78" table:formula="of:=[.C17]-[.D17]" office:value-type="float" office:value="0.00490000000000002" calcext:value-type="float">
            <text:p>0.004900000000000</text:p>
          </table:table-cell>
          <table:table-cell table:style-name="ce79" table:formula="of:=[.E17]-[.F17]" office:value-type="float" office:value="0.293518538135593" calcext:value-type="float">
            <text:p>0.293518538135593</text:p>
          </table:table-cell>
          <table:table-cell table:number-columns-repeated="1012"/>
        </table:table-row>
        <table:table-row table:style-name="ro1">
          <table:table-cell/>
          <table:table-cell table:style-name="ce67" office:value-type="float" office:value="0.8" calcext:value-type="float">
            <text:p>0.8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863" calcext:value-type="float">
            <text:p>0.986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333556755215124" calcext:value-type="float">
            <text:p>0.333556755215124</text:p>
          </table:table-cell>
          <table:table-cell office:value-type="float" office:value="0.140112481369823" calcext:value-type="float">
            <text:p>0.140112481369823</text:p>
          </table:table-cell>
          <table:table-cell table:style-name="ce78" table:formula="of:=[.C18]-[.D18]" office:value-type="float" office:value="0.00700000000000001" calcext:value-type="float">
            <text:p>0.007000000000000</text:p>
          </table:table-cell>
          <table:table-cell table:style-name="ce79" table:formula="of:=[.E18]-[.F18]" office:value-type="float" office:value="0.296813265971317" calcext:value-type="float">
            <text:p>0.296813265971317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float" office:value="0.9" calcext:value-type="float">
            <text:p>0.9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818" calcext:value-type="float">
            <text:p>0.9818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332966981747066" calcext:value-type="float">
            <text:p>0.332966981747066</text:p>
          </table:table-cell>
          <table:table-cell office:value-type="float" office:value="0.15183989726752" calcext:value-type="float">
            <text:p>0.15183989726752</text:p>
          </table:table-cell>
          <table:table-cell table:style-name="ce78" table:formula="of:=[.C19]-[.D19]" office:value-type="float" office:value="0.0115" calcext:value-type="float">
            <text:p>0.011500000000000</text:p>
          </table:table-cell>
          <table:table-cell table:style-name="ce79" table:formula="of:=[.E19]-[.F19]" office:value-type="float" office:value="0.297403039439374" calcext:value-type="float">
            <text:p>0.297403039439374</text:p>
          </table:table-cell>
          <table:table-cell table:number-columns-repeated="1012"/>
        </table:table-row>
        <table:table-row table:style-name="ro3" table:number-rows-repeated="3">
          <table:table-cell/>
          <table:table-cell table:style-name="ce67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 office:value-type="string" calcext:value-type="string">
            <text:p>round</text:p>
          </table:table-cell>
          <table:table-cell table:style-name="ce58" office:value-type="string" calcext:value-type="string">
            <text:p>imax</text:p>
          </table:table-cell>
          <table:table-cell table:style-name="ce58" office:value-type="string" calcext:value-type="string">
            <text:p>best_lr</text:p>
          </table:table-cell>
          <table:table-cell table:style-name="ce58" office:value-type="string" calcext:value-type="string">
            <text:p>sparsity_drop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27609066166884" calcext:value-type="float">
            <text:p>0.2760906616688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292954807692308" calcext:value-type="float">
            <text:p>0.29295480769230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300756641134289" calcext:value-type="float">
            <text:p>0.30075664113428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305518953715776" calcext:value-type="float">
            <text:p>0.30551895371577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308819344850065" calcext:value-type="float">
            <text:p>0.30881934485006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311305752933507" calcext:value-type="float">
            <text:p>0.31130575293350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313279807692308" calcext:value-type="float">
            <text:p>0.31327980769230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4884077574967" calcext:value-type="float">
            <text:p>0.31488407757496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5813616362451" calcext:value-type="float">
            <text:p>0.31581361636245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number-columns-repeated="2"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6550562255541" calcext:value-type="float">
            <text:p>0.31655056225554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715475065189" calcext:value-type="float">
            <text:p>0.3171547506518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7690335723598" calcext:value-type="float">
            <text:p>0.31769033572359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8165409061278" calcext:value-type="float">
            <text:p>0.31816540906127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318594271512386" calcext:value-type="float">
            <text:p>0.31859427151238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9" calcext:value-type="float">
            <text:p>0.09</text:p>
          </table:table-cell>
          <table:table-cell table:style-name="ce61" office:value-type="float" office:value="0.318985902868318" calcext:value-type="float">
            <text:p>0.31898590286831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9" calcext:value-type="float">
            <text:p>0.09</text:p>
          </table:table-cell>
          <table:table-cell table:style-name="ce61" office:value-type="float" office:value="0.319312980769231" calcext:value-type="float">
            <text:p>0.31931298076923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9" calcext:value-type="float">
            <text:p>0.09</text:p>
          </table:table-cell>
          <table:table-cell table:style-name="ce61" office:value-type="float" office:value="0.319617446219035" calcext:value-type="float">
            <text:p>0.31961744621903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9" calcext:value-type="float">
            <text:p>0.09</text:p>
          </table:table-cell>
          <table:table-cell table:style-name="ce61" office:value-type="float" office:value="0.319894434485007" calcext:value-type="float">
            <text:p>0.31989443448500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015522327249" calcext:value-type="float">
            <text:p>0.3201552232724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0369646349413" calcext:value-type="float">
            <text:p>0.32036964634941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057864243807" calcext:value-type="float">
            <text:p>0.3205786424380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0773851043025" calcext:value-type="float">
            <text:p>0.32077385104302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0955361799218" calcext:value-type="float">
            <text:p>0.32095536179921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1126531942634" calcext:value-type="float">
            <text:p>0.32112653194263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1288665254237" calcext:value-type="float">
            <text:p>0.32128866525423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1445917535854" calcext:value-type="float">
            <text:p>0.32144591753585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1591158735332" calcext:value-type="float">
            <text:p>0.32159115873533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2565679824688" calcext:value-type="float">
            <text:p>0.32256567982468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5788872613782" calcext:value-type="float">
            <text:p>0.32578887261378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71" office:value-type="float" office:value="30" calcext:value-type="float">
            <text:p>3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326998476458194" calcext:value-type="float">
            <text:p>0.32699847645819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58" office:value-type="string" calcext:value-type="string">
            <text:p>newru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1971985006519" calcext:value-type="float">
            <text:p>0.32197198500651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2293334419817" calcext:value-type="float">
            <text:p>0.32229333441981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2592682529335" calcext:value-type="float">
            <text:p>0.32259268252933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286732398957" calcext:value-type="float">
            <text:p>0.3228673239895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3127387548892" calcext:value-type="float">
            <text:p>0.32312738754889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3377672750978" calcext:value-type="float">
            <text:p>0.32337767275097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3614170469361" calcext:value-type="float">
            <text:p>0.32361417046936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3833425684485" calcext:value-type="float">
            <text:p>0.32383342568448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4041411342894" calcext:value-type="float">
            <text:p>0.32404141134289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424295958279" calcext:value-type="float">
            <text:p>0.3242429595827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4431551499348" calcext:value-type="float">
            <text:p>0.32443155149934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4615620925685" calcext:value-type="float">
            <text:p>0.32461562092568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4786057692308" calcext:value-type="float">
            <text:p>0.3247860576923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4950570404172" calcext:value-type="float">
            <text:p>0.3249505704041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111269556715" calcext:value-type="float">
            <text:p>0.3251112695567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2627363103" calcext:value-type="float">
            <text:p>0.32526273631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406787809648" calcext:value-type="float">
            <text:p>0.325406787809648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550684485007" calcext:value-type="float">
            <text:p>0.32555068448500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685275423729" calcext:value-type="float">
            <text:p>0.32568527542372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814447522816" calcext:value-type="float">
            <text:p>0.325814447522816</text:p>
          </table:table-cell>
          <table:table-cell table:number-columns-repeated="2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5941745436767" calcext:value-type="float">
            <text:p>0.32594174543676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061188070404" calcext:value-type="float">
            <text:p>0.32606118807040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180679595828" calcext:value-type="float">
            <text:p>0.326180679595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296870925684" calcext:value-type="float">
            <text:p>0.3262968709256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409395371578" calcext:value-type="float">
            <text:p>0.3264093953715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515343872229" calcext:value-type="float">
            <text:p>0.3265153438722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621390156454" calcext:value-type="float">
            <text:p>0.326621390156454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721805736636" calcext:value-type="float">
            <text:p>0.32672180573663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822579856584" calcext:value-type="float">
            <text:p>0.326822579856584</text:p>
          </table:table-cell>
          <table:table-cell table:number-columns-repeated="2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3">
          <table:table-cell/>
          <table:table-cell table:style-name="ce7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326920510104302" calcext:value-type="float">
            <text:p>0.32692051010430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Default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012051825293" calcext:value-type="float">
            <text:p>0.32701205182529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Default"/>
          <table:table-cell table:style-name="ce72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10569589309" calcext:value-type="float">
            <text:p>0.3271056958930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190311277705" calcext:value-type="float">
            <text:p>0.32719031127770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Default"/>
          <table:table-cell table:style-name="ce72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271153846154" calcext:value-type="float">
            <text:p>0.32727115384615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350668187744" calcext:value-type="float">
            <text:p>0.32735066818774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 table:style-name="Default"/>
          <table:table-cell table:style-name="ce72"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421072359843" calcext:value-type="float">
            <text:p>0.327421072359843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494573011734" calcext:value-type="float">
            <text:p>0.32749457301173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72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561571056063" calcext:value-type="float">
            <text:p>0.327561571056063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631983376793" calcext:value-type="float">
            <text:p>0.3276319833767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3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76" office:value-type="float" office:value="0.09" calcext:value-type="float">
            <text:p>0.09</text:p>
          </table:table-cell>
          <table:table-cell table:style-name="ce76" office:value-type="float" office:value="0.327696276075619" calcext:value-type="float">
            <text:p>0.327696276075619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newru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7897824315515" calcext:value-type="float">
            <text:p>0.32789782431551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8172522816167" calcext:value-type="float">
            <text:p>0.32817252281616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8500097783572" calcext:value-type="float">
            <text:p>0.32850009778357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8830883311604" calcext:value-type="float">
            <text:p>0.32883088331160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9151597131682" calcext:value-type="float">
            <text:p>0.32915159713168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9459281290743" calcext:value-type="float">
            <text:p>0.32945928129074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29741101694915" calcext:value-type="float">
            <text:p>0.329741101694915</text:p>
          </table:table-cell>
          <table:table-cell table:number-columns-repeated="2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3001100065189" calcext:value-type="float">
            <text:p>0.3300110006518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330261179921773" calcext:value-type="float">
            <text:p>0.33026117992177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0500513363755" calcext:value-type="float">
            <text:p>0.3305005133637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0703756518905" calcext:value-type="float">
            <text:p>0.3307037565189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0872677640156" calcext:value-type="float">
            <text:p>0.33087267764015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021316818774" calcext:value-type="float">
            <text:p>0.331021316818774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145811603651" calcext:value-type="float">
            <text:p>0.33114581160365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262059973924" calcext:value-type="float">
            <text:p>0.33126205997392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367739569752" calcext:value-type="float">
            <text:p>0.33136773956975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467226205997" calcext:value-type="float">
            <text:p>0.33146722620599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557847131682" calcext:value-type="float">
            <text:p>0.331557847131682</text:p>
          </table:table-cell>
          <table:table-cell table:number-columns-repeated="2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693836363572" calcext:value-type="float">
            <text:p>0.33169383636357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31774467227739" calcext:value-type="float">
            <text:p>0.33177446722773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58" office:value-type="string" calcext:value-type="string">
            <text:p>newru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33169707464146" calcext:value-type="float">
            <text:p>0.3316970746414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331860886571056" calcext:value-type="float">
            <text:p>0.33186088657105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332006632985658" calcext:value-type="float">
            <text:p>0.33200663298565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332137671121252" calcext:value-type="float">
            <text:p>0.33213767112125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332256632985658" calcext:value-type="float">
            <text:p>0.33225663298565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83" office:value-type="float" office:value="0.1" calcext:value-type="float">
            <text:p>0.1</text:p>
          </table:table-cell>
          <table:table-cell office:value-type="float" office:value="0.332367421773142" calcext:value-type="float">
            <text:p>0.332367421773142</text:p>
          </table:table-cell>
          <table:table-cell office:value-type="string" calcext:value-type="string">
            <text:p>Saturated at this point</text:p>
          </table:table-cell>
          <table:table-cell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 table:number-columns-repeated="4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3">
          <table:table-cell table:number-columns-repeated="4"/>
          <table:table-cell table:style-name="ce62"/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number-columns-repeated="3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 table:number-columns-repeated="4"/>
          <table:table-cell table:style-name="ce6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85"/>
          <table:table-cell table:number-columns-repeated="101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/>
          <table:table-cell table:style-name="ce58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4"/>
          <table:table-cell table:style-name="ce62"/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number-columns-repeated="3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3">
          <table:table-cell table:number-columns-repeated="4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2">
          <table:table-cell table:number-columns-repeated="4"/>
          <table:table-cell table:style-name="ce62"/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number-columns-repeated="3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2">
          <table:table-cell table:number-columns-repeated="4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8"/>
          <table:table-cell table:style-name="ce60"/>
          <table:table-cell table:style-name="ce85"/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8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>
          <table:table-cell table:number-columns-repeated="3"/>
          <table:table-cell table:style-name="ce61"/>
          <table:table-cell table:number-columns-repeated="1017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 table:number-rows-repeated="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 table:number-rows-repeated="2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8"/>
          <table:table-cell table:style-name="ce60"/>
          <table:table-cell table:style-name="ce85"/>
          <table:table-cell table:number-columns-repeated="1011"/>
        </table:table-row>
        <table:table-row table:style-name="ro1" table:number-rows-repeated="2"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3" table:number-rows-repeated="5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10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6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6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85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104791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0" number:min-decimal-places="10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6-11T10:53:01Z</meta:creation-date>
    <dc:date>2024-10-21T14:01:55.009654244</dc:date>
    <meta:editing-cycles>409</meta:editing-cycles>
    <meta:editing-duration>P2DT20H14M43S</meta:editing-duration>
    <meta:document-statistic meta:table-count="3" meta:cell-count="931" meta:object-count="0"/>
  </office:meta>
</office:document-meta>
</file>